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table:number-columns-repeated="2"/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/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table:number-columns-repeated="2"/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>
            <draw:frame table:end-cell-address="Sheet1.C26" table:end-x="2.151cm" table:end-y="0.352cm" draw:z-index="0" draw:style-name="gr1" svg:width="7.319cm" svg:height="7.085cm" svg:x="0.001cm" svg:y="0.071cm">
              <draw:object draw:notify-on-update-of-ranges="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41cm" table:end-y="0.016cm" draw:z-index="1" draw:style-name="gr1" svg:width="6.665cm" svg:height="7.095cm" svg:x="2.151cm" svg:y="0.151cm">
              <draw:object draw:notify-on-update-of-ranges="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7.085cm" svg:x="2.044cm" svg:y="0.095cm">
              <draw:object draw:notify-on-update-of-ranges="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3">2008/12/13</text:date>, <text:time>19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13T19:48:19</dc:date>
    <meta:editing-cycles>5</meta:editing-cycles>
    <meta:editing-duration>PT3H31M47S</meta:editing-duration>
    <meta:user-defined meta:name="Info 1"/>
    <meta:user-defined meta:name="Info 2"/>
    <meta:user-defined meta:name="Info 3"/>
    <meta:user-defined meta:name="Info 4"/>
    <meta:document-statistic meta:table-count="3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5cm" svg:y="0.142cm" chart:style-name="ch2">
          <text:p>clos</text:p>
        </chart:title>
        <chart:legend chart:legend-position="end" svg:x="5.641cm" svg:y="2.99cm" chart:style-name="ch3"/>
        <chart:plot-area chart:style-name="ch4" table:cell-range-address="Sheet1.B1:Sheet1.H3 Sheet1.A2:Sheet1.H3 Sheet1.A1:Sheet1.A1" chart:data-source-has-labels="both" svg:x="0.091cm" svg:y="0.776cm" svg:width="5.405cm" svg:height="5.929cm">
          <chart:axis chart:dimension="x" chart:name="primary-x" chart:style-name="ch5">
            <chart:title svg:x="2.534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3cm" chart:style-name="ch2">
          <text:p>empty</text:p>
        </chart:title>
        <chart:legend chart:legend-position="end" svg:x="5.013cm" svg:y="2.964cm" chart:style-name="ch3"/>
        <chart:plot-area chart:style-name="ch4" table:cell-range-address="Sheet1.B4:Sheet1.H6 Sheet1.A5:Sheet1.H6 Sheet1.A4:Sheet1.A4" chart:data-source-has-labels="both" svg:x="0.066cm" svg:y="0.802cm" svg:width="4.816cm" svg:height="5.914cm">
          <chart:axis chart:dimension="x" chart:name="primary-x" chart:style-name="ch5">
            <chart:title svg:x="2.217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3cm" svg:y="0.144cm" chart:style-name="ch2">
          <text:p>load</text:p>
        </chart:title>
        <chart:legend chart:legend-position="end" svg:x="5.013cm" svg:y="2.964cm" chart:style-name="ch3"/>
        <chart:plot-area chart:style-name="ch4" table:cell-range-address="Sheet1.B7:Sheet1.H9 Sheet1.A8:Sheet1.H9 Sheet1.A7:Sheet1.A7" chart:data-source-has-labels="both" svg:x="0.066cm" svg:y="0.802cm" svg:width="4.816cm" svg:height="5.914cm">
          <chart:axis chart:dimension="x" chart:name="primary-x" chart:style-name="ch5">
            <chart:title svg:x="2.217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